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1.A" style:family="table-column">
      <style:table-column-properties style:column-width="2.134cm" style:rel-column-width="21845*"/>
    </style:style>
    <style:style style:name="Table1.1" style:family="table-row">
      <style:table-row-properties style:min-row-height="0.503cm" fo:background-color="transparent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C1" style:family="table-cell">
      <style:table-cell-properties fo:padding="0cm" fo:border="none"/>
    </style:style>
    <style:style style:name="Table2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2.A" style:family="table-column">
      <style:table-column-properties style:column-width="2.134cm" style:rel-column-width="21845*"/>
    </style:style>
    <style:style style:name="Table2.1" style:family="table-row">
      <style:table-row-properties style:min-row-height="0.503cm" fo:background-color="transparent">
        <style:background-image/>
      </style:table-row-properties>
    </style:style>
    <style:style style:name="Table2.A1" style:family="table-cell">
      <style:table-cell-properties style:vertical-align="middle" fo:padding="0cm" fo:border="none"/>
    </style:style>
    <style:style style:name="Table2.C1" style:family="table-cell">
      <style:table-cell-properties fo:padding="0cm" fo:border="none"/>
    </style:style>
    <style:style style:name="Table3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3.A" style:family="table-column">
      <style:table-column-properties style:column-width="2.134cm" style:rel-column-width="21845*"/>
    </style:style>
    <style:style style:name="Table3.1" style:family="table-row">
      <style:table-row-properties style:min-row-height="0.503cm" fo:background-color="transparent">
        <style:background-image/>
      </style:table-row-properties>
    </style:style>
    <style:style style:name="Table3.A1" style:family="table-cell">
      <style:table-cell-properties style:vertical-align="middle" fo:padding="0cm" fo:border="none"/>
    </style:style>
    <style:style style:name="Table3.C1" style:family="table-cell">
      <style:table-cell-properties fo:padding="0cm" fo:border="none"/>
    </style:style>
    <style:style style:name="Table4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4.A" style:family="table-column">
      <style:table-column-properties style:column-width="2.134cm" style:rel-column-width="21845*"/>
    </style:style>
    <style:style style:name="Table4.1" style:family="table-row">
      <style:table-row-properties style:min-row-height="0.503cm" fo:background-color="transparent">
        <style:background-image/>
      </style:table-row-properties>
    </style:style>
    <style:style style:name="Table4.A1" style:family="table-cell">
      <style:table-cell-properties style:vertical-align="middle" fo:padding="0cm" fo:border="none"/>
    </style:style>
    <style:style style:name="Table4.C1" style:family="table-cell">
      <style:table-cell-properties fo:padding="0cm" fo:border="none"/>
    </style:style>
    <style:style style:name="Table5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5.A" style:family="table-column">
      <style:table-column-properties style:column-width="2.134cm" style:rel-column-width="21845*"/>
    </style:style>
    <style:style style:name="Table5.1" style:family="table-row">
      <style:table-row-properties style:min-row-height="0.503cm" fo:background-color="transparent">
        <style:background-image/>
      </style:table-row-properties>
    </style:style>
    <style:style style:name="Table5.A1" style:family="table-cell">
      <style:table-cell-properties style:vertical-align="middle" fo:padding="0cm" fo:border="none"/>
    </style:style>
    <style:style style:name="Table5.C1" style:family="table-cell">
      <style:table-cell-properties fo:padding="0cm" fo:border="none"/>
    </style:style>
    <style:style style:name="Table6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6.A" style:family="table-column">
      <style:table-column-properties style:column-width="2.134cm" style:rel-column-width="21845*"/>
    </style:style>
    <style:style style:name="Table6.1" style:family="table-row">
      <style:table-row-properties style:min-row-height="0.503cm" fo:background-color="transparent">
        <style:background-image/>
      </style:table-row-properties>
    </style:style>
    <style:style style:name="Table6.A1" style:family="table-cell">
      <style:table-cell-properties style:vertical-align="middle" fo:padding="0cm" fo:border="none"/>
    </style:style>
    <style:style style:name="Table6.C1" style:family="table-cell">
      <style:table-cell-properties fo:padding="0cm" fo:border="none"/>
    </style:style>
    <style:style style:name="Table7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7.A" style:family="table-column">
      <style:table-column-properties style:column-width="2.134cm" style:rel-column-width="21845*"/>
    </style:style>
    <style:style style:name="Table7.1" style:family="table-row">
      <style:table-row-properties style:min-row-height="0.503cm" fo:background-color="transparent">
        <style:background-image/>
      </style:table-row-properties>
    </style:style>
    <style:style style:name="Table7.A1" style:family="table-cell">
      <style:table-cell-properties style:vertical-align="middle" fo:padding="0cm" fo:border="none"/>
    </style:style>
    <style:style style:name="Table7.C1" style:family="table-cell">
      <style:table-cell-properties fo:padding="0cm" fo:border="none"/>
    </style:style>
    <style:style style:name="Table8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8.A" style:family="table-column">
      <style:table-column-properties style:column-width="2.134cm" style:rel-column-width="21845*"/>
    </style:style>
    <style:style style:name="Table8.1" style:family="table-row">
      <style:table-row-properties style:min-row-height="0.503cm" fo:background-color="transparent">
        <style:background-image/>
      </style:table-row-properties>
    </style:style>
    <style:style style:name="Table8.A1" style:family="table-cell">
      <style:table-cell-properties style:vertical-align="middle" fo:padding="0cm" fo:border="none"/>
    </style:style>
    <style:style style:name="Table8.C1" style:family="table-cell">
      <style:table-cell-properties fo:padding="0cm" fo:border="none"/>
    </style:style>
    <style:style style:name="Table9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9.A" style:family="table-column">
      <style:table-column-properties style:column-width="2.134cm" style:rel-column-width="21845*"/>
    </style:style>
    <style:style style:name="Table9.1" style:family="table-row">
      <style:table-row-properties style:min-row-height="0.503cm" fo:background-color="transparent">
        <style:background-image/>
      </style:table-row-properties>
    </style:style>
    <style:style style:name="Table9.A1" style:family="table-cell">
      <style:table-cell-properties style:vertical-align="middle" fo:padding="0cm" fo:border="none"/>
    </style:style>
    <style:style style:name="Table9.C1" style:family="table-cell">
      <style:table-cell-properties fo:padding="0cm" fo:border="none"/>
    </style:style>
    <style:style style:name="Table10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10.A" style:family="table-column">
      <style:table-column-properties style:column-width="2.134cm" style:rel-column-width="21845*"/>
    </style:style>
    <style:style style:name="Table10.1" style:family="table-row">
      <style:table-row-properties style:min-row-height="0.503cm" fo:background-color="transparent">
        <style:background-image/>
      </style:table-row-properties>
    </style:style>
    <style:style style:name="Table10.A1" style:family="table-cell">
      <style:table-cell-properties style:vertical-align="middle" fo:padding="0cm" fo:border="none"/>
    </style:style>
    <style:style style:name="Table10.C1" style:family="table-cell">
      <style:table-cell-properties fo:padding="0cm" fo:border="none"/>
    </style:style>
    <style:style style:name="Table11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11.A" style:family="table-column">
      <style:table-column-properties style:column-width="2.134cm" style:rel-column-width="21845*"/>
    </style:style>
    <style:style style:name="Table11.1" style:family="table-row">
      <style:table-row-properties style:min-row-height="0.503cm" fo:background-color="transparent">
        <style:background-image/>
      </style:table-row-properties>
    </style:style>
    <style:style style:name="Table11.A1" style:family="table-cell">
      <style:table-cell-properties style:vertical-align="middle" fo:padding="0cm" fo:border="none"/>
    </style:style>
    <style:style style:name="Table11.C1" style:family="table-cell">
      <style:table-cell-properties fo:padding="0cm" fo:border="none"/>
    </style:style>
    <style:style style:name="Table12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12.A" style:family="table-column">
      <style:table-column-properties style:column-width="2.134cm" style:rel-column-width="21845*"/>
    </style:style>
    <style:style style:name="Table12.1" style:family="table-row">
      <style:table-row-properties style:min-row-height="0.503cm" fo:background-color="transparent">
        <style:background-image/>
      </style:table-row-properties>
    </style:style>
    <style:style style:name="Table12.A1" style:family="table-cell">
      <style:table-cell-properties style:vertical-align="middle" fo:padding="0cm" fo:border="none"/>
    </style:style>
    <style:style style:name="Table12.C1" style:family="table-cell">
      <style:table-cell-properties fo:padding="0cm" fo:border="none"/>
    </style:style>
    <style:style style:name="Table13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13.A" style:family="table-column">
      <style:table-column-properties style:column-width="2.134cm" style:rel-column-width="21845*"/>
    </style:style>
    <style:style style:name="Table13.1" style:family="table-row">
      <style:table-row-properties style:min-row-height="0.503cm" fo:background-color="transparent">
        <style:background-image/>
      </style:table-row-properties>
    </style:style>
    <style:style style:name="Table13.A1" style:family="table-cell">
      <style:table-cell-properties style:vertical-align="middle" fo:padding="0cm" fo:border="none"/>
    </style:style>
    <style:style style:name="Table13.C1" style:family="table-cell">
      <style:table-cell-properties fo:padding="0cm" fo:border="none"/>
    </style:style>
    <style:style style:name="Table14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14.A" style:family="table-column">
      <style:table-column-properties style:column-width="2.134cm" style:rel-column-width="21845*"/>
    </style:style>
    <style:style style:name="Table14.1" style:family="table-row">
      <style:table-row-properties style:min-row-height="0.503cm" fo:background-color="transparent">
        <style:background-image/>
      </style:table-row-properties>
    </style:style>
    <style:style style:name="Table14.A1" style:family="table-cell">
      <style:table-cell-properties style:vertical-align="middle" fo:padding="0cm" fo:border="none"/>
    </style:style>
    <style:style style:name="Table14.C1" style:family="table-cell">
      <style:table-cell-properties fo:padding="0cm" fo:border="none"/>
    </style:style>
    <style:style style:name="Table15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15.A" style:family="table-column">
      <style:table-column-properties style:column-width="2.134cm" style:rel-column-width="21845*"/>
    </style:style>
    <style:style style:name="Table15.1" style:family="table-row">
      <style:table-row-properties style:min-row-height="0.503cm" fo:background-color="transparent">
        <style:background-image/>
      </style:table-row-properties>
    </style:style>
    <style:style style:name="Table15.A1" style:family="table-cell">
      <style:table-cell-properties style:vertical-align="middle" fo:padding="0cm" fo:border="none"/>
    </style:style>
    <style:style style:name="Table15.C1" style:family="table-cell">
      <style:table-cell-properties fo:padding="0cm" fo:border="none"/>
    </style:style>
    <style:style style:name="Table16" style:family="table">
      <style:table-properties style:width="6.401cm" fo:break-before="auto" fo:break-after="auto" table:align="margins" fo:background-color="transparent">
        <style:background-image/>
      </style:table-properties>
    </style:style>
    <style:style style:name="Table16.A" style:family="table-column">
      <style:table-column-properties style:column-width="2.134cm" style:rel-column-width="21845*"/>
    </style:style>
    <style:style style:name="Table16.1" style:family="table-row">
      <style:table-row-properties style:min-row-height="0.503cm" fo:background-color="transparent">
        <style:background-image/>
      </style:table-row-properties>
    </style:style>
    <style:style style:name="Table16.A1" style:family="table-cell">
      <style:table-cell-properties style:vertical-align="middle" fo:padding="0cm" fo:border="none"/>
    </style:style>
    <style:style style:name="Table16.C1" style:family="table-cell">
      <style:table-cell-properties fo:padding="0cm" fo:border="none"/>
    </style:style>
    <style:style style:name="P1" style:family="paragraph" style:parent-style-name="infos">
      <style:paragraph-properties fo:text-align="center" style:justify-single-word="false"/>
    </style:style>
    <style:style style:name="P2" style:family="paragraph" style:parent-style-name="infos">
      <style:paragraph-properties fo:text-align="center" style:justify-single-word="false"/>
      <style:text-properties officeooo:paragraph-rsid="002669ce"/>
    </style:style>
    <style:style style:name="P3" style:family="paragraph" style:parent-style-name="infos">
      <style:paragraph-properties fo:text-align="center" style:justify-single-word="false"/>
      <style:text-properties officeooo:paragraph-rsid="00272dee"/>
    </style:style>
    <style:style style:name="P4" style:family="paragraph" style:parent-style-name="infos">
      <style:paragraph-properties fo:text-align="center" style:justify-single-word="false"/>
      <style:text-properties officeooo:paragraph-rsid="0027e513"/>
    </style:style>
    <style:style style:name="P5" style:family="paragraph" style:parent-style-name="infos">
      <style:paragraph-properties fo:text-align="center" style:justify-single-word="false"/>
      <style:text-properties officeooo:paragraph-rsid="00298df8"/>
    </style:style>
    <style:style style:name="P6" style:family="paragraph" style:parent-style-name="infos">
      <style:paragraph-properties fo:text-align="center" style:justify-single-word="false"/>
      <style:text-properties officeooo:paragraph-rsid="002b55e4"/>
    </style:style>
    <style:style style:name="P7" style:family="paragraph" style:parent-style-name="infos">
      <style:paragraph-properties fo:text-align="center" style:justify-single-word="false"/>
      <style:text-properties officeooo:paragraph-rsid="002d8254"/>
    </style:style>
    <style:style style:name="P8" style:family="paragraph" style:parent-style-name="infos">
      <style:paragraph-properties fo:text-align="center" style:justify-single-word="false"/>
      <style:text-properties fo:font-size="12pt" officeooo:rsid="002669ce" officeooo:paragraph-rsid="002669ce"/>
    </style:style>
    <style:style style:name="P9" style:family="paragraph" style:parent-style-name="infos">
      <style:paragraph-properties fo:text-align="center" style:justify-single-word="false"/>
      <style:text-properties fo:font-size="12pt" officeooo:rsid="00272dee" officeooo:paragraph-rsid="00272dee"/>
    </style:style>
    <style:style style:name="P10" style:family="paragraph" style:parent-style-name="infos">
      <style:paragraph-properties fo:text-align="center" style:justify-single-word="false"/>
      <style:text-properties fo:font-size="12pt" officeooo:rsid="00272dee" officeooo:paragraph-rsid="0027e513"/>
    </style:style>
    <style:style style:name="P11" style:family="paragraph" style:parent-style-name="infos">
      <style:paragraph-properties fo:text-align="center" style:justify-single-word="false"/>
      <style:text-properties fo:font-size="12pt" officeooo:rsid="00272dee" officeooo:paragraph-rsid="00298df8"/>
    </style:style>
    <style:style style:name="P12" style:family="paragraph" style:parent-style-name="infos">
      <style:paragraph-properties fo:text-align="center" style:justify-single-word="false"/>
      <style:text-properties fo:font-size="12pt" officeooo:rsid="00298df8" officeooo:paragraph-rsid="00298df8"/>
    </style:style>
    <style:style style:name="P13" style:family="paragraph" style:parent-style-name="infos">
      <style:paragraph-properties fo:text-align="center" style:justify-single-word="false"/>
      <style:text-properties fo:font-size="12pt" officeooo:rsid="00298df8" officeooo:paragraph-rsid="002b55e4"/>
    </style:style>
    <style:style style:name="P14" style:family="paragraph" style:parent-style-name="infos">
      <style:paragraph-properties fo:text-align="center" style:justify-single-word="false"/>
      <style:text-properties fo:font-size="12pt" officeooo:rsid="00298df8" officeooo:paragraph-rsid="002d8254"/>
    </style:style>
    <style:style style:name="P15" style:family="paragraph" style:parent-style-name="infos">
      <style:paragraph-properties fo:text-align="center" style:justify-single-word="false"/>
      <style:text-properties officeooo:rsid="002ba812" officeooo:paragraph-rsid="002ba812"/>
    </style:style>
    <style:style style:name="P16" style:family="paragraph" style:parent-style-name="infos">
      <style:paragraph-properties fo:text-align="center" style:justify-single-word="false"/>
      <style:text-properties officeooo:rsid="002ba812" officeooo:paragraph-rsid="002d8254"/>
    </style:style>
    <style:style style:name="P17" style:family="paragraph" style:parent-style-name="Heading_20_3">
      <style:text-properties officeooo:paragraph-rsid="000b3ccc"/>
    </style:style>
    <style:style style:name="P18" style:family="paragraph" style:parent-style-name="Heading_20_3">
      <style:text-properties officeooo:paragraph-rsid="002669ce"/>
    </style:style>
    <style:style style:name="P19" style:family="paragraph" style:parent-style-name="Heading_20_3">
      <style:text-properties officeooo:paragraph-rsid="00272dee"/>
    </style:style>
    <style:style style:name="P20" style:family="paragraph" style:parent-style-name="Heading_20_3">
      <style:text-properties officeooo:paragraph-rsid="00298df8"/>
    </style:style>
    <style:style style:name="P21" style:family="paragraph" style:parent-style-name="Heading_20_3">
      <style:text-properties officeooo:paragraph-rsid="002b55e4"/>
    </style:style>
    <style:style style:name="P22" style:family="paragraph" style:parent-style-name="Heading_20_3">
      <style:text-properties officeooo:paragraph-rsid="002d8254"/>
    </style:style>
    <style:style style:name="P23" style:family="paragraph" style:parent-style-name="Standard">
      <style:text-properties officeooo:paragraph-rsid="002669ce"/>
    </style:style>
    <style:style style:name="P24" style:family="paragraph" style:parent-style-name="Standard">
      <style:text-properties officeooo:paragraph-rsid="002b55e4"/>
    </style:style>
    <style:style style:name="P25" style:family="paragraph" style:parent-style-name="Text_20_body">
      <style:text-properties fo:font-size="12pt" officeooo:paragraph-rsid="0027e513" style:font-size-asian="12pt" style:font-size-complex="12pt"/>
    </style:style>
    <style:style style:name="P26" style:family="paragraph" style:parent-style-name="Text_20_body">
      <style:text-properties officeooo:paragraph-rsid="002669ce"/>
    </style:style>
    <style:style style:name="P27" style:family="paragraph" style:parent-style-name="Text_20_body">
      <style:text-properties officeooo:paragraph-rsid="00272dee"/>
    </style:style>
    <style:style style:name="P28" style:family="paragraph" style:parent-style-name="Text_20_body">
      <style:text-properties officeooo:paragraph-rsid="0027e513"/>
    </style:style>
    <style:style style:name="P29" style:family="paragraph" style:parent-style-name="Text_20_body">
      <style:text-properties officeooo:paragraph-rsid="00298df8"/>
    </style:style>
    <style:style style:name="P30" style:family="paragraph" style:parent-style-name="Heading_20_3">
      <style:text-properties style:font-name="Liberation Serif" fo:font-size="14pt" fo:font-weight="bold" officeooo:rsid="0027e513" officeooo:paragraph-rsid="0027e513" style:font-name-asian="DejaVu Sans" style:font-size-asian="14pt" style:font-weight-asian="bold" style:font-name-complex="Noto Sans Devanagari" style:font-size-complex="14pt" style:font-weight-complex="bold"/>
    </style:style>
    <style:style style:name="P31" style:family="paragraph" style:parent-style-name="Heading_20_3">
      <style:text-properties officeooo:paragraph-rsid="00298df8"/>
    </style:style>
    <style:style style:name="P32" style:family="paragraph" style:parent-style-name="Text_20_body" style:list-style-name="L1"/>
    <style:style style:name="P33" style:family="paragraph" style:parent-style-name="Text_20_body" style:list-style-name="List_20_1"/>
    <style:style style:name="P34" style:family="paragraph" style:parent-style-name="Text_20_body">
      <style:text-properties officeooo:rsid="00305d05" officeooo:paragraph-rsid="00305d05"/>
    </style:style>
    <style:style style:name="P35" style:family="paragraph" style:parent-style-name="Text_20_body">
      <style:text-properties fo:font-size="12pt" style:font-size-asian="12pt" style:font-size-complex="12pt"/>
    </style:style>
    <style:style style:name="P36" style:family="paragraph" style:parent-style-name="Text_20_body" style:list-style-name="L1">
      <style:paragraph-properties fo:margin-top="0cm" fo:margin-bottom="0cm" style:contextual-spacing="false"/>
    </style:style>
    <style:style style:name="P37" style:family="paragraph" style:parent-style-name="Text_20_body" style:list-style-name="List_20_1">
      <style:paragraph-properties fo:margin-top="0cm" fo:margin-bottom="0cm" style:contextual-spacing="false"/>
    </style:style>
    <style:style style:name="P38" style:family="paragraph" style:parent-style-name="Text_20_body" style:list-style-name="List_20_1">
      <style:paragraph-properties fo:margin-top="0cm" fo:margin-bottom="0cm" style:contextual-spacing="false"/>
      <style:text-properties fo:font-size="12pt" style:font-size-asian="12pt" style:font-size-complex="12pt"/>
    </style:style>
    <style:style style:name="P39" style:family="paragraph" style:parent-style-name="Text_20_body" style:list-style-name="List_20_1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officeooo:paragraph-rsid="002669ce"/>
    </style:style>
    <style:style style:name="P40" style:family="paragraph" style:parent-style-name="Text_20_body" style:list-style-name="List_20_1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7e513" style:font-size-asian="12pt" style:font-size-complex="12pt"/>
    </style:style>
    <style:style style:name="T3" style:family="text">
      <style:text-properties fo:font-size="12pt" officeooo:rsid="002669ce"/>
    </style:style>
    <style:style style:name="T4" style:family="text">
      <style:text-properties fo:font-size="12pt" officeooo:rsid="00272dee"/>
    </style:style>
    <style:style style:name="T5" style:family="text">
      <style:text-properties fo:font-size="12pt" officeooo:rsid="002b55e4"/>
    </style:style>
    <style:style style:name="T6" style:family="text">
      <style:text-properties officeooo:rsid="002669ce"/>
    </style:style>
    <style:style style:name="T7" style:family="text">
      <style:text-properties officeooo:rsid="00272dee"/>
    </style:style>
    <style:style style:name="T8" style:family="text">
      <style:text-properties officeooo:rsid="0027e513"/>
    </style:style>
    <style:style style:name="T9" style:family="text">
      <style:text-properties officeooo:rsid="00298df8"/>
    </style:style>
    <style:style style:name="T10" style:family="text">
      <style:text-properties officeooo:rsid="002ac885"/>
    </style:style>
    <style:style style:name="T11" style:family="text">
      <style:text-properties officeooo:rsid="002b55e4"/>
    </style:style>
    <style:style style:name="T12" style:family="text">
      <style:text-properties fo:font-style="italic" fo:font-weight="normal" officeooo:rsid="00305d05" style:font-style-asian="italic" style:font-weight-asian="normal" style:font-style-complex="italic" style:font-weight-complex="normal"/>
    </style:style>
    <style:style style:name="T13" style:family="text">
      <style:text-properties officeooo:rsid="002d8254"/>
    </style:style>
    <style:style style:name="T14" style:family="text">
      <style:text-properties officeooo:rsid="002efa03"/>
    </style:style>
    <style:style style:name="T15" style:family="text">
      <style:text-properties officeooo:rsid="00305d0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8">Mosaic</text:p>
          </table:table-cell>
          <table:table-cell table:style-name="Table1.A1" office:value-type="string">
            <text:p text:style-name="P1"><text:span text:style-name="T3">18</text:span> – <text:span text:style-name="T6">22</text:span>"</text:p>
          </table:table-cell>
          <table:table-cell table:style-name="Table1.C1" office:value-type="string">
            <text:p text:style-name="P1"><text:span text:style-name="T6">1</text:span>/<text:span text:style-name="T6">6</text:span></text:p>
          </table:table-cell>
        </table:table-row>
      </table:table>
      <text:h text:style-name="P17" text:outline-level="3"><text:bookmark text:name="ncsa---1992"/>NCSA - 1992</text:h>
      <text:p text:style-name="Text_20_body">“Open Source” (anachron.)<text:line-break/>➡️ interop. &amp; contrib.<text:line-break/>ex: TCP/IP &amp; Telnet (vs DECNet)</text:p>
      <text:p text:style-name="Text_20_body">NCSA Collage (X, Win &amp; Mac)<text:line-break/>partage données &amp; docs</text:p>
      <text:p text:style-name="Text_20_body">lead dev X pour Collage<text:line-break/><text:span text:style-name="Strong_20_Emphasis">décembre</text:span> : démo ViolaWWW<text:line-break/>➡️ “on peut faire mieux”</text:p>
      <text:p text:style-name="Text_20_body">Marc Andreessen (étudiant)<text:line-break/>🔜 “vrai” projet NCSA<text:line-break/>dev, 💰, direction…</text:p>
      <table:table table:name="Table2" table:style-name="Table2">
        <table:table-column table:style-name="Table2.A" table:number-columns-repeated="3"/>
        <text:soft-page-break/>
        <table:table-row table:style-name="Table2.1">
          <table:table-cell table:style-name="Table2.A1" office:value-type="string">
            <text:p text:style-name="P8">Mosaic</text:p>
          </table:table-cell>
          <table:table-cell table:style-name="Table2.A1" office:value-type="string">
            <text:p text:style-name="P2"><text:span text:style-name="T3">18</text:span> – <text:span text:style-name="T6">22</text:span>"</text:p>
          </table:table-cell>
          <table:table-cell table:style-name="Table2.C1" office:value-type="string">
            <text:p text:style-name="P2"><text:span text:style-name="T6">2</text:span>/<text:span text:style-name="T6">6</text:span></text:p>
          </table:table-cell>
        </table:table-row>
      </table:table>
      <text:h text:style-name="P18" text:outline-level="3"><text:bookmark text:name="ncsa---1993"/>NCSA - 1993</text:h>
      <text:p text:style-name="Text_20_body">~6 mois: <text:span text:style-name="Strong_20_Emphasis">α</text:span> navigateur X<text:line-break/>“moderne”: fav, histo, liens, barre URL ⬆️<text:line-break/>images en ligne (avant: fenêtre)</text:p>
      <text:p text:style-name="Text_20_body"><text:span text:style-name="Emphasis">MOSAIC</text:span></text:p>
      <text:p text:style-name="P28">~3 mois: Mac &amp; Win<text:line-break/>~1 mois: Commodore &amp; Amiga<text:line-break/><text:span text:style-name="Strong_20_Emphasis">1er cross-platform</text:span> 🎉</text:p>
      <text:p text:style-name="Text_20_body">➕ Serveur Unix NCSA httpd<text:line-break/>(🔜 Apache)</text:p>
      <text:p text:style-name="P23"/>
      <table:table table:name="Table3" table:style-name="Table3">
        <table:table-column table:style-name="Table3.A" table:number-columns-repeated="3"/>
        <text:soft-page-break/>
        <table:table-row table:style-name="Table3.1">
          <table:table-cell table:style-name="Table3.A1" office:value-type="string">
            <text:p text:style-name="P8">Mosaic</text:p>
          </table:table-cell>
          <table:table-cell table:style-name="Table3.A1" office:value-type="string">
            <text:p text:style-name="P2"><text:span text:style-name="T3">18</text:span> – <text:span text:style-name="T6">22</text:span>"</text:p>
          </table:table-cell>
          <table:table-cell table:style-name="Table3.C1" office:value-type="string">
            <text:p text:style-name="P2"><text:span text:style-name="T6">3</text:span>/<text:span text:style-name="T6">6</text:span></text:p>
          </table:table-cell>
        </table:table-row>
      </table:table>
      <text:h text:style-name="P18" text:outline-level="3"><text:bookmark text:name="mosaic---1994"/>Mosaic - 1994</text:h>
      <text:p text:style-name="Text_20_body">Dev rapide: stable &lt; 1 an</text:p>
      <text:p text:style-name="Text_20_body">Vite populaire<text:line-break/><text:span text:style-name="Strong_20_Emphasis">début 94</text:span>: &gt; 50000 DL</text:p>
      <text:p text:style-name="Text_20_body">HTML pas standardisé</text:p>
      <text:list xml:id="list128327259" text:style-name="L1">
        <text:list-item>
          <text:p text:style-name="P36">“HTML+”</text:p>
        </text:list-item>
        <text:list-item>
          <text:p text:style-name="P36">élément IMG</text:p>
        </text:list-item>
        <text:list-item>
          <text:p text:style-name="P36">formulaires (<text:span text:style-name="Strong_20_Emphasis"><text:span text:style-name="Emphasis">janv.</text:span></text:span>)</text:p>
        </text:list-item>
        <text:list-item>
          <text:p text:style-name="P32">son, video</text:p>
        </text:list-item>
      </text:list>
      <text:p text:style-name="Text_20_body">Aucune comparaison !</text:p>
      <text:p text:style-name="P23"/>
      <text:p text:style-name="P23"/>
      <table:table table:name="Table4" table:style-name="Table4">
        <table:table-column table:style-name="Table4.A" table:number-columns-repeated="3"/>
        <text:soft-page-break/>
        <table:table-row table:style-name="Table4.1">
          <table:table-cell table:style-name="Table4.A1" office:value-type="string">
            <text:p text:style-name="P8">Mosaic</text:p>
          </table:table-cell>
          <table:table-cell table:style-name="Table4.A1" office:value-type="string">
            <text:p text:style-name="P2"><text:span text:style-name="T3">18</text:span> – <text:span text:style-name="T6">22</text:span>"</text:p>
          </table:table-cell>
          <table:table-cell table:style-name="Table4.C1" office:value-type="string">
            <text:p text:style-name="P2"><text:span text:style-name="T6">4</text:span>/<text:span text:style-name="T6">6</text:span></text:p>
          </table:table-cell>
        </table:table-row>
      </table:table>
      <text:h text:style-name="P18" text:outline-level="3"><text:bookmark text:name="netscape---1994"/>Netscape - 1994</text:h>
      <text:p text:style-name="Text_20_body">Marc 😡 / diplome déc. 93<text:line-break/>pas responsable du proj.</text:p>
      <text:p text:style-name="Text_20_body">“interêt commercial” (veut 💸)<text:line-break/>quitte NCSA ✈️ Californie</text:p>
      <text:p text:style-name="Text_20_body">rencontre Jim Clark<text:line-break/>fonde “Mosaic Communications Corporation”<text:line-break/>(1ère Cy Commercial Web)</text:p>
      <text:p text:style-name="Text_20_body">fork Mosaic<text:line-break/>change nom : <text:span text:style-name="Strong_20_Emphasis"><text:span text:style-name="Emphasis">Netscape</text:span></text:span><text:line-break/>⬅️ prblm NCSA</text:p>
      <table:table table:name="Table5" table:style-name="Table5">
        <table:table-column table:style-name="Table5.A" table:number-columns-repeated="3"/>
        <text:soft-page-break/>
        <table:table-row table:style-name="Table5.1">
          <table:table-cell table:style-name="Table5.A1" office:value-type="string">
            <text:p text:style-name="P8">Mosaic</text:p>
          </table:table-cell>
          <table:table-cell table:style-name="Table5.A1" office:value-type="string">
            <text:p text:style-name="P2"><text:span text:style-name="T3">18</text:span> – <text:span text:style-name="T6">22</text:span>"</text:p>
          </table:table-cell>
          <table:table-cell table:style-name="Table5.C1" office:value-type="string">
            <text:p text:style-name="P2"><text:span text:style-name="T6">5</text:span>/<text:span text:style-name="T6">6</text:span></text:p>
          </table:table-cell>
        </table:table-row>
      </table:table>
      <text:h text:style-name="P18" text:outline-level="3"><text:bookmark text:name="un-autre-mosaic---1994"/>Un autre Mosaic - 1994</text:h>
      <text:p text:style-name="Text_20_body"><text:span text:style-name="Emphasis">NCSA Mosaic</text:span> = Licences<text:line-break/>ex : <text:span text:style-name="Strong_20_Emphasis"><text:span text:style-name="Emphasis">Spyglass</text:span></text:span></text:p>
      <text:p text:style-name="P26"><text:span text:style-name="Strong_20_Emphasis">1994</text:span>: dernière Licence Mosaic<text:line-break/>(transfert droits commerciaux)</text:p>
      <text:list xml:id="list2556937510" text:style-name="List_20_1">
        <text:list-header>
          <text:p text:style-name="P39"><text:span text:style-name="T6">1) </text:span>vendre “Spyglass Mosaic”</text:p>
          <text:list>
            <text:list-item>
              <text:p text:style-name="P37"><text:span text:style-name="Emphasis">“équipementier”</text:span> (OEM)</text:p>
            </text:list-item>
            <text:list-item>
              <text:p text:style-name="P37">livres, OS, ATM, décodeurs TV, kiosques, etc.</text:p>
            </text:list-item>
            <text:list-item>
              <text:p text:style-name="P37">❌ particuliers</text:p>
            </text:list-item>
          </text:list>
          <text:p text:style-name="P40"><text:span text:style-name="T6">2) </text:span>créer un “nouveau” Mosaic</text:p>
          <text:list text:continue-numbering="true">
            <text:list-item>
              <text:p text:style-name="P37">from scratch 🤷 🤯</text:p>
            </text:list-item>
            <text:list-item>
              <text:p text:style-name="P33">pas vraiment d’innovation</text:p>
            </text:list-item>
          </text:list>
        </text:list-header>
      </text:list>
      <table:table table:name="Table6" table:style-name="Table6">
        <table:table-column table:style-name="Table6.A" table:number-columns-repeated="3"/>
        <text:soft-page-break/>
        <table:table-row table:style-name="Table6.1">
          <table:table-cell table:style-name="Table6.A1" office:value-type="string">
            <text:p text:style-name="P8">Mosaic</text:p>
          </table:table-cell>
          <table:table-cell table:style-name="Table6.A1" office:value-type="string">
            <text:p text:style-name="P2"><text:span text:style-name="T3">18</text:span> – <text:span text:style-name="T6">22</text:span>"</text:p>
          </table:table-cell>
          <table:table-cell table:style-name="Table6.C1" office:value-type="string">
            <text:p text:style-name="P2"><text:span text:style-name="T6">6</text:span>/<text:span text:style-name="T6">6</text:span></text:p>
          </table:table-cell>
        </table:table-row>
      </table:table>
      <text:h text:style-name="P18" text:outline-level="3"><text:bookmark text:name="netscape-innove---1995"/>Netscape innove - 1995</text:h>
      <text:p text:style-name="Text_20_body">scripting</text:p>
      <text:list xml:id="list183737630324812" text:continue-numbering="true" text:style-name="List_20_1">
        <text:list-item>
          <text:p text:style-name="P37">recrut. Brendan Eich <text:span text:style-name="Strong_20_Emphasis">avril</text:span></text:p>
        </text:list-item>
        <text:list-item>
          <text:p text:style-name="P37"><text:span text:style-name="Strong_20_Emphasis">mai</text:span> (10 jours) : 1er prototype</text:p>
        </text:list-item>
        <text:list-item>
          <text:p text:style-name="P33">Mocha, LiveScript … <text:span text:style-name="Strong_20_Emphasis"><text:span text:style-name="Emphasis">JavaScript</text:span></text:span></text:p>
        </text:list-item>
      </text:list>
      <text:p text:style-name="Text_20_body"><text:span text:style-name="Strong_20_Emphasis">septembre</text:span>: Netscape 2.0</text:p>
      <text:p text:style-name="Text_20_body">➕ frames<text:line-break/>➕ plug-ins<text:line-break/>etc…</text:p>
      <text:p text:style-name="Text_20_body"><text:span text:style-name="Emphasis"/></text:p>
      <text:p text:style-name="Text_20_body"><text:span text:style-name="Emphasis">rend fou Microsoft…</text:span></text:p>
      <table:table table:name="Table7" table:style-name="Table7">
        <table:table-column table:style-name="Table7.A" table:number-columns-repeated="3"/>
        <text:soft-page-break/>
        <table:table-row table:style-name="Table7.1">
          <table:table-cell table:style-name="Table7.A1" office:value-type="string">
            <text:p text:style-name="P9">IE ⚔️</text:p>
          </table:table-cell>
          <table:table-cell table:style-name="Table7.A1" office:value-type="string">
            <text:p text:style-name="P2"><text:span text:style-name="T4">22</text:span> – <text:span text:style-name="T6">2</text:span><text:span text:style-name="T7">7</text:span>"</text:p>
          </table:table-cell>
          <table:table-cell table:style-name="Table7.C1" office:value-type="string">
            <text:p text:style-name="P2"><text:span text:style-name="T7">1</text:span>/<text:span text:style-name="T7">5</text:span></text:p>
          </table:table-cell>
        </table:table-row>
      </table:table>
      <text:h text:style-name="P18" text:outline-level="3"><text:bookmark text:name="contexte-microsoft"/>Contexte (Microsoft)</text:h>
      <text:p text:style-name="P27"><text:span text:style-name="Strong_20_Emphasis">94-95</text:span>: position confortable<text:line-break/>PC standards depuis fin 80’s<text:line-break/>90% de parts de marché<text:line-break/>W<text:span text:style-name="T7">i</text:span>ndows standard de fait</text:p>
      <text:p text:style-name="P27">➡️ monopole s/ individuel</text:p>
      <text:p text:style-name="P27">➡️ imposer leurs produits<text:line-break/>(ex. office)</text:p>
      <text:p text:style-name="P27">15 juillet 1994: accord justice US<text:line-break/>❌ lier produits à Windows<text:line-break/>✅ ajouter fonctionnalités<text:line-break/>PAS un danger 🤷</text:p>
      <table:table table:name="Table8" table:style-name="Table8">
        <table:table-column table:style-name="Table8.A" table:number-columns-repeated="3"/>
        <text:soft-page-break/>
        <table:table-row table:style-name="Table8.1">
          <table:table-cell table:style-name="Table8.A1" office:value-type="string">
            <text:p text:style-name="P9">IE ⚔️</text:p>
          </table:table-cell>
          <table:table-cell table:style-name="Table8.A1" office:value-type="string">
            <text:p text:style-name="P3"><text:span text:style-name="T4">22</text:span> – <text:span text:style-name="T6">2</text:span><text:span text:style-name="T7">7</text:span>"</text:p>
          </table:table-cell>
          <table:table-cell table:style-name="Table8.C1" office:value-type="string">
            <text:p text:style-name="P3"><text:span text:style-name="T7">2</text:span>/<text:span text:style-name="T7">5</text:span></text:p>
          </table:table-cell>
        </table:table-row>
      </table:table>
      <text:h text:style-name="Heading_20_3" text:outline-level="3"><text:bookmark text:name="web-danger"/><text:span text:style-name="Emphasis">Web = Danger !</text:span></text:h>
      <text:p text:style-name="Text_20_body"><text:span text:style-name="Emphasis">SAUF QUE…</text:span></text:p>
      <text:p text:style-name="P27">Web devient ➕ que doc<text:line-break/>➡️ plateforme<text:line-break/>⚠️ interop</text:p>
      <text:p text:style-name="P27">SI Web ↗️ ALORS Microsoft ↘️</text:p>
      <text:p text:style-name="Text_20_body">💡 freiner Netscape</text:p>
      <text:p text:style-name="Text_20_body">1️⃣ License Spyglass (<text:span text:style-name="Strong_20_Emphasis">fin 94</text:span>)<text:line-break/>prêt à vendre leur propre Mosaic</text:p>
      <text:p text:style-name="Text_20_body"><text:span text:style-name="Emphasis"/></text:p>
      <text:p text:style-name="Text_20_body"><text:span text:style-name="Emphasis">MAIS avant…</text:span></text:p>
      <table:table table:name="Table9" table:style-name="Table9">
        <table:table-column table:style-name="Table9.A" table:number-columns-repeated="3"/>
        <text:soft-page-break/>
        <table:table-row table:style-name="Table9.1">
          <table:table-cell table:style-name="Table9.A1" office:value-type="string">
            <text:p text:style-name="P9">IE ⚔️</text:p>
          </table:table-cell>
          <table:table-cell table:style-name="Table9.A1" office:value-type="string">
            <text:p text:style-name="P3"><text:span text:style-name="T4">22</text:span> – <text:span text:style-name="T6">2</text:span><text:span text:style-name="T7">7</text:span>"</text:p>
          </table:table-cell>
          <table:table-cell table:style-name="Table9.C1" office:value-type="string">
            <text:p text:style-name="P3"><text:span text:style-name="T8">3</text:span>/<text:span text:style-name="T7">5</text:span></text:p>
          </table:table-cell>
        </table:table-row>
      </table:table>
      <text:h text:style-name="P19" text:outline-level="3"><text:bookmark text:name="proposition-illégale"/>Proposition illégale</text:h>
      <text:p text:style-name="Text_20_body"><text:span text:style-name="Strong_20_Emphasis">juin 95</text:span> (avant NetS2)</text:p>
      <text:p text:style-name="Text_20_body">proposition: se partager le marché<text:line-break/>Pas de Netscape sur Windows<text:line-break/>= pas de Microsoft s/ autres OS</text:p>
      <text:p text:style-name="Text_20_body">🛑 fortement illégal (US !)</text:p>
      <text:p text:style-name="Text_20_body">Netscape refuse</text:p>
      <text:p text:style-name="Text_20_body">➡️ Microsoft attaque<text:line-break/>“campagne prédatrice”<text:line-break/>(<text:span text:style-name="T7">= </text:span>Java, Intel NSP &amp; QuickTime)<text:line-break/>« cut off air supply »</text:p>
      <text:p text:style-name="P28"/>
      <table:table table:name="Table10" table:style-name="Table10">
        <table:table-column table:style-name="Table10.A" table:number-columns-repeated="3"/>
        <text:soft-page-break/>
        <table:table-row table:style-name="Table10.1">
          <table:table-cell table:style-name="Table10.A1" office:value-type="string">
            <text:p text:style-name="P10">IE ⚔️</text:p>
          </table:table-cell>
          <table:table-cell table:style-name="Table10.A1" office:value-type="string">
            <text:p text:style-name="P4"><text:span text:style-name="T4">22</text:span> – <text:span text:style-name="T6">2</text:span><text:span text:style-name="T7">7</text:span>"</text:p>
          </table:table-cell>
          <table:table-cell table:style-name="Table10.C1" office:value-type="string">
            <text:p text:style-name="P4"><text:span text:style-name="T9">4</text:span>/<text:span text:style-name="T7">5</text:span></text:p>
          </table:table-cell>
        </table:table-row>
      </table:table>
      <text:h text:style-name="P30" text:outline-level="3"><text:bookmark text:name="stratégies-bancales"/>Stratégies bancales</text:h>
      <text:p text:style-name="P25">1️⃣ accord<text:span text:style-name="T8">s</text:span> <text:span text:style-name="T8">PC </text:span>❌ concurrence<text:line-break/>SI ✅ (Conpaq)<text:line-break/>➡️ prix &amp; support au TOP<text:line-break/>SINON ❌ (IBM) ➡️ 😭</text:p>
      <text:p text:style-name="Text_20_body"><text:span text:style-name="T1">sortie IE 1 (= spyglass) </text:span><text:span text:style-name="Strong_20_Emphasis"><text:span text:style-name="T1">aout</text:span></text:span><text:span text:style-name="T1"><text:line-break/>➡️ vente liée Win + IE<text:line-break/></text:span><text:span text:style-name="Emphasis"><text:span text:style-name="T1">pas un produit, feature</text:span></text:span><text:span text:style-name="T1"> 😆<text:line-break/>même si Microsoft Plus!</text:span></text:p>
      <text:p text:style-name="Text_20_body"><text:span text:style-name="T1">2️⃣ vengeance : Mac (IE 2, </text:span><text:span text:style-name="Strong_20_Emphasis"><text:span text:style-name="T1">nov</text:span></text:span><text:span text:style-name="T1">)</text:span></text:p>
      <text:p text:style-name="P29"><text:span text:style-name="T1">MAIS Netscape 2 😝<text:line-break/>1 an de retard (IE 3, </text:span><text:span text:style-name="Strong_20_Emphasis"><text:span text:style-name="T1">aout 96</text:span></text:span><text:span text:style-name="T1">)<text:line-break/>Netscape3 </text:span><text:span text:style-name="T2">1SEM</text:span><text:span text:style-name="T1"> après 😝</text:span></text:p>
      <table:table table:name="Table11" table:style-name="Table11">
        <table:table-column table:style-name="Table11.A" table:number-columns-repeated="3"/>
        <text:soft-page-break/>
        <table:table-row table:style-name="Table11.1">
          <table:table-cell table:style-name="Table11.A1" office:value-type="string">
            <text:p text:style-name="P11">IE ⚔️</text:p>
          </table:table-cell>
          <table:table-cell table:style-name="Table11.A1" office:value-type="string">
            <text:p text:style-name="P5"><text:span text:style-name="T4">22</text:span> – <text:span text:style-name="T6">2</text:span><text:span text:style-name="T7">7</text:span>"</text:p>
          </table:table-cell>
          <table:table-cell table:style-name="Table11.C1" office:value-type="string">
            <text:p text:style-name="P5"><text:span text:style-name="T9">5</text:span>/<text:span text:style-name="T7">5</text:span></text:p>
          </table:table-cell>
        </table:table-row>
      </table:table>
      <text:h text:style-name="P20" text:outline-level="3"><text:bookmark text:name="enfoncer-le-clou"/>Enfoncer le clou</text:h>
      <text:p text:style-name="P35">😨 « perdre si l’utilisateur voit Netscape côte à côte avec IE »</text:p>
      <text:p text:style-name="P35">3️⃣ “soudure” inutiles<text:line-break/>Win 9x ➡️ Win Explorer 🤝 IE<text:line-break/>meilleure “INTEGRATION” (UX)<text:line-break/>❌ désinstaller</text:p>
      <text:p text:style-name="P35">x3 ➡️ 💀 Netscape</text:p>
      <text:list xml:id="list183738616710739" text:continue-numbering="true" text:style-name="List_20_1">
        <text:list-item>
          <text:p text:style-name="P37"><text:span text:style-name="Strong_20_Emphasis"><text:span text:style-name="T1">97</text:span></text:span><text:span text:style-name="T1"> suite Communicator</text:span></text:p>
        </text:list-item>
        <text:list-item>
          <text:p text:style-name="P37"><text:span text:style-name="Strong_20_Emphasis"><text:span text:style-name="T1">98</text:span></text:span><text:span text:style-name="T1"> gratuit</text:span></text:p>
        </text:list-item>
        <text:list-item>
          <text:p text:style-name="P38">licenciements, rachat par AOL</text:p>
        </text:list-item>
        <text:list-item>
          <text:p text:style-name="P37"><text:span text:style-name="Strong_20_Emphasis"><text:span text:style-name="T1">99</text:span></text:span><text:span text:style-name="T1"> : IE &gt; Netscape</text:span></text:p>
        </text:list-item>
        <text:list-item>
          <text:p text:style-name="P33"><text:span text:style-name="T1">10 ans de reigne !</text:span></text:p>
        </text:list-item>
      </text:list>
      <table:table table:name="Table12" table:style-name="Table12">
        <table:table-column table:style-name="Table12.A" table:number-columns-repeated="3"/>
        <text:soft-page-break/>
        <table:table-row table:style-name="Table12.1">
          <table:table-cell table:style-name="Table12.A1" office:value-type="string">
            <text:p text:style-name="P12">Mozilla</text:p>
          </table:table-cell>
          <table:table-cell table:style-name="Table12.A1" office:value-type="string">
            <text:p text:style-name="P5"><text:span text:style-name="T4">2</text:span><text:span text:style-name="T5">6</text:span> – <text:span text:style-name="T11">32</text:span>"</text:p>
          </table:table-cell>
          <table:table-cell table:style-name="Table12.C1" office:value-type="string">
            <text:p text:style-name="P5"><text:span text:style-name="T10">1</text:span>/<text:span text:style-name="T13">5</text:span></text:p>
          </table:table-cell>
        </table:table-row>
      </table:table>
      <text:h text:style-name="P20" text:outline-level="3"><text:bookmark text:name="naissance"/>Naissance</text:h>
      <text:p text:style-name="Text_20_body">7 ans sans alternative 😢</text:p>
      <text:p text:style-name="Text_20_body">Nestscape <text:span text:style-name="Strong_20_Emphasis">98</text:span>:<text:line-break/>pas seulement “gratuit”</text:p>
      <text:p text:style-name="Text_20_body">(futur) Communicator 5.0 ➡️ Open Source</text:p>
      <text:p text:style-name="Text_20_body">abandonné au rachat par AOL</text:p>
      <text:p text:style-name="Text_20_body"><text:span text:style-name="Emphasis">MAIS</text:span> laisse un nouveau projet<text:line-break/>Nom de code : <text:span text:style-name="Strong_20_Emphasis"><text:span text:style-name="Emphasis">Mozilla</text:span></text:span></text:p>
      <text:p text:style-name="Text_20_body">Juste un domaine : <text:span text:style-name="Emphasis">mozilla.org</text:span><text:line-break/>géré par Netscape, donc AOL</text:p>
      <table:table table:name="Table13" table:style-name="Table13">
        <table:table-column table:style-name="Table13.A" table:number-columns-repeated="3"/>
        <text:soft-page-break/>
        <table:table-row table:style-name="Table13.1">
          <table:table-cell table:style-name="Table13.A1" office:value-type="string">
            <text:p text:style-name="P13">Mozilla</text:p>
          </table:table-cell>
          <table:table-cell table:style-name="Table13.A1" office:value-type="string">
            <text:p text:style-name="P6"><text:span text:style-name="T4">2</text:span><text:span text:style-name="T5">6</text:span> – <text:span text:style-name="T11">32</text:span>"</text:p>
          </table:table-cell>
          <table:table-cell table:style-name="Table13.C1" office:value-type="string">
            <text:p text:style-name="P6"><text:span text:style-name="T11">2</text:span>/<text:span text:style-name="T13">5</text:span></text:p>
          </table:table-cell>
        </table:table-row>
      </table:table>
      <text:h text:style-name="P21" text:outline-level="3"><text:bookmark text:name="gecko"/>Gecko</text:h>
      <text:p text:style-name="Text_20_body">Dev rapide ➡️ nouveau moteur</text:p>
      <text:p text:style-name="Text_20_body">Raptor / NGLayout /<text:line-break/><text:span text:style-name="Strong_20_Emphasis"><text:span text:style-name="Emphasis">Gecko</text:span></text:span></text:p>
      <text:p text:style-name="Text_20_body">7 décembre 1998 : alpha<text:line-break/>demo &amp; publication pr dev</text:p>
      <text:p text:style-name="Text_20_body">performances exceptionnelles !</text:p>
      <text:p text:style-name="Text_20_body"><text:span text:style-name="Emphasis">MAIS</text:span> ❌ complet</text:p>
      <text:p text:style-name="P24"/>
      <text:p text:style-name="P24"/>
      <text:p text:style-name="P24"/>
      <text:p text:style-name="P24"/>
      <table:table table:name="Table14" table:style-name="Table14">
        <table:table-column table:style-name="Table14.A" table:number-columns-repeated="3"/>
        <text:soft-page-break/>
        <table:table-row table:style-name="Table14.1">
          <table:table-cell table:style-name="Table14.A1" office:value-type="string">
            <text:p text:style-name="P13">Mozilla</text:p>
          </table:table-cell>
          <table:table-cell table:style-name="Table14.A1" office:value-type="string">
            <text:p text:style-name="P6"><text:span text:style-name="T4">2</text:span><text:span text:style-name="T5">6</text:span> – <text:span text:style-name="T11">32</text:span>"</text:p>
          </table:table-cell>
          <table:table-cell table:style-name="Table14.C1" office:value-type="string">
            <text:p text:style-name="P15">3/<text:span text:style-name="T13">5</text:span></text:p>
          </table:table-cell>
        </table:table-row>
      </table:table>
      <text:h text:style-name="P21" text:outline-level="3"><text:bookmark text:name="lente-création"/>Lente création</text:h>
      <text:p text:style-name="Text_20_body">1 an (6 déc. <text:span text:style-name="Strong_20_Emphasis">2000</text:span>) :<text:line-break/>“suite Mozilla” v0.6</text:p>
      <text:p text:style-name="Text_20_body">18 mois (5 juin <text:span text:style-name="Strong_20_Emphasis">2002</text:span>): Mozilla 1.0<text:line-break/>fin de Netscape</text:p>
      <text:p text:style-name="Text_20_body">refontes graphiques<text:line-break/>➡️ Phoenix 0.1</text:p>
      <text:p text:style-name="Text_20_body">réorg…<text:line-break/>➡️ indépendance</text:p>
      <text:p text:style-name="Text_20_body">Fondation Mozilla : <text:span text:style-name="Strong_20_Emphasis">2003</text:span><text:line-break/>(AOL ➡️ 2m°$ + gens + softs)</text:p>
      <text:p text:style-name="Text_20_body">Phoenix ➡️ Firebird</text:p>
      <table:table table:name="Table15" table:style-name="Table15">
        <table:table-column table:style-name="Table15.A" table:number-columns-repeated="3"/>
        <text:soft-page-break/>
        <table:table-row table:style-name="Table15.1">
          <table:table-cell table:style-name="Table15.A1" office:value-type="string">
            <text:p text:style-name="P13">Mozilla</text:p>
          </table:table-cell>
          <table:table-cell table:style-name="Table15.A1" office:value-type="string">
            <text:p text:style-name="P6"><text:span text:style-name="T4">2</text:span><text:span text:style-name="T5">6</text:span> – <text:span text:style-name="T11">32</text:span>"</text:p>
          </table:table-cell>
          <table:table-cell table:style-name="Table15.C1" office:value-type="string">
            <text:p text:style-name="P15">4/<text:span text:style-name="T13">5</text:span></text:p>
          </table:table-cell>
        </table:table-row>
      </table:table>
      <text:h text:style-name="P21" text:outline-level="3"><text:bookmark text:name="erreur-de-microsoft"/>Erreur de Microsoft</text:h>
      <text:p text:style-name="Text_20_body"><text:span text:style-name="Strong_20_Emphasis">2004</text:span> : Firebird ➡️ Firefox<text:line-break/>9 nov : v1.0 🎉</text:p>
      <text:p text:style-name="Text_20_body"><text:span text:style-name="Strong_20_Emphasis">2005</text:span> : 1u/10 IE ➡️ Firefox<text:line-break/><text:span text:style-name="Emphasis">MAIS</text:span> ↘️ 2006</text:p>
      <text:p text:style-name="Text_20_body"><text:span text:style-name="Strong_20_Emphasis"><text:span text:style-name="T12">Mais</text:span></text:span><text:span text:style-name="Strong_20_Emphasis"><text:span text:style-name="T15"> </text:span></text:span><text:span text:style-name="Strong_20_Emphasis">2003</text:span>: màj IE ⬅️ Windows<text:line-break/>nov <text:span text:style-name="Strong_20_Emphasis">2006</text:span>: Windows Vista 😆<text:line-break/>tout le monde déteste</text:p>
      <text:p text:style-name="Text_20_body">❌ Vista = XP = ❌ màj IE 🤷</text:p>
      <text:p text:style-name="P34">installation facile</text:p>
      <text:p text:style-name="Text_20_body"><text:span text:style-name="Strong_20_Emphasis">2010</text:span>: IE &lt; 50% d’utilisateurs<text:line-break/>Firefox ~30%</text:p>
      <table:table table:name="Table16" table:style-name="Table16">
        <table:table-column table:style-name="Table16.A" table:number-columns-repeated="3"/>
        <text:soft-page-break/>
        <table:table-row table:style-name="Table16.1">
          <table:table-cell table:style-name="Table16.A1" office:value-type="string">
            <text:p text:style-name="P14">Mozilla</text:p>
          </table:table-cell>
          <table:table-cell table:style-name="Table16.A1" office:value-type="string">
            <text:p text:style-name="P7"><text:span text:style-name="T4">2</text:span><text:span text:style-name="T5">6</text:span> – <text:span text:style-name="T11">32</text:span>"</text:p>
          </table:table-cell>
          <table:table-cell table:style-name="Table16.C1" office:value-type="string">
            <text:p text:style-name="P16">4/<text:span text:style-name="T13">5</text:span></text:p>
          </table:table-cell>
        </table:table-row>
      </table:table>
      <text:h text:style-name="P22" text:outline-level="3"><text:bookmark text:name="transition"/>TRANSITION</text:h>
      <text:p text:style-name="Text_20_body"><text:span text:style-name="Emphasis">Mais</text:span> pas du qu’à Firefox</text:p>
      <text:p text:style-name="Text_20_body">nouveau challenger<text:line-break/>attends son heure depuis longtemps !</text:p>
      <text:p text:style-name="Text_20_body">Grande équipe<text:line-break/>a beaucoup travaillé<text:line-break/>pour créer un autre navigateur Open Source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start" style:justify-single-word="false" style:page-number="auto"/>
      <style:text-properties fo:font-size="13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5cm" fo:margin-bottom="0.3cm" style:contextual-spacing="false" fo:text-align="center" style:justify-single-word="false" style:page-number="auto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 fo:text-align="center" style:justify-single-word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cm" style:type="center"/>
          <style:tab-stop style:position="6.4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cm" style:type="center"/>
          <style:tab-stop style:position="6.4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fos" style:family="paragraph" style:parent-style-name="Text_20_body">
      <style:paragraph-properties fo:margin-top="0cm" fo:margin-bottom="0cm" style:contextual-spacing="false"/>
      <style:text-properties fo:font-size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4cm" fo:page-height="10.5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7.4cm" fo:page-height="10.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7.4cm" fo:page-height="10.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7.4cm" fo:page-height="10.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7.4cm" fo:page-height="10.5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.4cm" fo:page-height="10.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0.5cm" fo:page-height="7.4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tro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oël Macé</meta:initial-creator>
    <meta:creation-date>2021-06-28T11:40:10.563851235</meta:creation-date>
    <dc:date>2021-06-29T18:37:36.961244110</dc:date>
    <dc:creator>Noël Macé</dc:creator>
    <meta:editing-duration>PT3H52M12S</meta:editing-duration>
    <meta:editing-cycles>11</meta:editing-cycles>
    <meta:generator>LibreOffice/7.1.3.2$Linux_X86_64 LibreOffice_project/10$Build-2</meta:generator>
    <meta:document-statistic meta:table-count="16" meta:image-count="0" meta:object-count="0" meta:page-count="16" meta:paragraph-count="153" meta:word-count="768" meta:character-count="4038" meta:non-whitespace-character-count="3426"/>
  </office:meta>
</office:document-meta>
</file>